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be9" officeooo:paragraph-rsid="0014e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lor: #FFFF33;</text:p>
      <text:p text:style-name="P1">second revision like logo: #ffd9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0:14.421891742</meta:creation-date>
    <dc:date>2019-03-02T19:41:51.292270713</dc:date>
    <meta:editing-duration>PT1M38S</meta:editing-duration>
    <meta:editing-cycles>1</meta:editing-cycles>
    <meta:document-statistic meta:table-count="0" meta:image-count="0" meta:object-count="0" meta:page-count="1" meta:paragraph-count="2" meta:word-count="7" meta:character-count="49" meta:non-whitespace-character-count="44"/>
    <meta:generator>LibreOffice/6.0.7.3$Linux_X86_64 LibreOffice_project/00m0$Build-3</meta:generator>
  </office:meta>
</office:document-meta>
</file>